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c9c8" officeooo:paragraph-rsid="000ec9c8"/>
    </style:style>
    <style:style style:name="P2" style:family="paragraph" style:parent-style-name="Standard">
      <style:text-properties officeooo:rsid="000f00b2" officeooo:paragraph-rsid="000f00b2"/>
    </style:style>
    <style:style style:name="P3" style:family="paragraph" style:parent-style-name="Standard">
      <style:text-properties officeooo:rsid="00104a23" officeooo:paragraph-rsid="00104a23"/>
    </style:style>
    <style:style style:name="P4" style:family="paragraph" style:parent-style-name="Standard">
      <style:text-properties officeooo:rsid="0010f530" officeooo:paragraph-rsid="0010f530"/>
    </style:style>
    <style:style style:name="P5" style:family="paragraph" style:parent-style-name="Standard">
      <style:text-properties officeooo:rsid="00119776" officeooo:paragraph-rsid="00119776"/>
    </style:style>
    <style:style style:name="T1" style:family="text">
      <style:text-properties fo:color="#ce181e"/>
    </style:style>
    <style:style style:name="T2" style:family="text">
      <style:text-properties fo:color="#ce181e" officeooo:rsid="000f00b2"/>
    </style:style>
    <style:style style:name="T3" style:family="text">
      <style:text-properties fo:color="#000000"/>
    </style:style>
    <style:style style:name="T4" style:family="text">
      <style:text-properties fo:color="#000000" officeooo:rsid="000f00b2"/>
    </style:style>
    <style:style style:name="T5" style:family="text">
      <style:text-properties fo:color="#000000" officeooo:rsid="00104a23"/>
    </style:style>
    <style:style style:name="T6" style:family="text">
      <style:text-properties fo:color="#000000" officeooo:rsid="001197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/>
      <text:p text:style-name="P1">a) Um arquivo do programa C Sharp deve terminar com a extensão de arquivo <text:span text:style-name="T1">.</text:span><text:span text:style-name="T2">cs</text:span><text:span text:style-name="T4">.</text:span></text:p>
      <text:p text:style-name="P1"><text:span text:style-name="T4"/></text:p>
      <text:p text:style-name="P2"><text:span text:style-name="T3">b) Quando um arquivo C Sharp é compilado, o arquivo produzido pelo compilador termina com a extensão de arquivo …..</text:span></text:p>
      <text:p text:style-name="P2"><text:span text:style-name="T3"/></text:p>
      <text:p text:style-name="P2"><text:span text:style-name="T3">c) Os aplicativos Console do C Sharp iniciam a execução do método ……</text:span></text:p>
      <text:p text:style-name="P2"><text:span text:style-name="T3"/></text:p>
      <text:p text:style-name="P2"><text:span text:style-name="T3">d) A casa está para uma planta arquitetônica assim como um(a) ……… está para uma classe.</text:span></text:p>
      <text:p text:style-name="P2"><text:span text:style-name="T3"/></text:p>
      <text:p text:style-name="P2"><text:span text:style-name="T3">e) </text:span><text:span text:style-name="T5">Cada declaração de classe contém a palavra-chave …… seguida imediatamente do nome da classe.</text:span></text:p>
      <text:p text:style-name="P2"><text:span text:style-name="T5"/></text:p>
      <text:p text:style-name="P3"><text:span text:style-name="T3">f) A palavra-chave …….. instancia um objeto da classe especificada à direita da palavra-chave.</text:span></text:p>
      <text:p text:style-name="P3"><text:span text:style-name="T3"/></text:p>
      <text:p text:style-name="P3"><text:span text:style-name="T3">g) Todo parâmetro deve especificar um(a)……..e um(a)……..</text:span></text:p>
      <text:p text:style-name="P3"><text:span text:style-name="T3"/></text:p>
      <text:p text:style-name="P4"><text:span text:style-name="T3"/></text:p>
      <text:p text:style-name="P4"><text:span text:style-name="T3">2. R: Os tipos primitivos é aquele possui um valor, por exemplo: int a = 0;</text:span></text:p>
      <text:p text:style-name="P4"><text:span text:style-name="T3">Já o tipo por referência é aquele que precisa </text:span><text:span text:style-name="T6">ser “chamada”, por exemplo:</text:span></text:p>
      <text:p text:style-name="P5"><text:span text:style-name="T3">public class Pessoa{</text:span></text:p>
      <text:p text:style-name="P5"><text:span text:style-name="T3"><text:tab/>private char nome [30];</text:span></text:p>
      <text:p text:style-name="P5"><text:span text:style-name="T3"><text:tab/>private int idade;</text:span></text:p>
      <text:p text:style-name="P5"><text:span text:style-name="T3">}</text:span></text:p>
      <text:p text:style-name="P5"><text:span text:style-name="T3"><text:s/>Pessoa nova = new Pesso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19:39:05.895000000</meta:creation-date>
    <dc:date>2020-04-17T23:01:28.219000000</dc:date>
    <meta:editing-duration>PT2H30M29S</meta:editing-duration>
    <meta:editing-cycles>1</meta:editing-cycles>
    <meta:document-statistic meta:table-count="0" meta:image-count="0" meta:object-count="0" meta:page-count="1" meta:paragraph-count="15" meta:word-count="146" meta:character-count="831" meta:non-whitespace-character-count="697"/>
    <meta:generator>LibreOffice/6.0.3.2$Windows_X86_64 LibreOffice_project/8f48d515416608e3a835360314dac7e47fd0b821</meta:generator>
  </office:meta>
</office:document-meta>
</file>